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2.766cm" svg:height="12.805cm" svg:x="3.634cm" svg:y="4.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5:57:39.440000000</meta:creation-date>
    <dc:date>2017-02-16T19:15:40.354000000</dc:date>
    <meta:editing-duration>PT5M8S</meta:editing-duration>
    <meta:editing-cycles>7</meta:editing-cycles>
    <meta:generator>LibreOfficeDev/5.4.0.0.alpha0$Windows_x86 LibreOffice_project/63e370c8117aeb2a1863c4b9262f512ea5a8c11c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a853" draw:fill-color="#00a853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fff00" draw:fill-color="#7fff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007f" draw:fill-color="#ff007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767cm" svg:height="12.806cm" xlink:href="." xlink:type="simple" chart:class="chart:line" chart:style-name="ch1">
        <chart:legend svg:x="1.989cm" svg:y="0.563cm" style:legend-expansion="custom" chartooo:width="3.05cm" chartooo:height="2.908cm" style:legend-expansion-aspect-ratio="1.04883081155433" chart:style-name="ch2"/>
        <chart:plot-area chart:style-name="ch3" chart:data-source-has-labels="both" svg:x="0.454cm" svg:y="3.545cm" svg:width="21.552cm" svg:height="8.752cm">
          <chartooo:coordinate-region svg:x="1.075cm" svg:y="3.718cm" svg:width="20.837cm" svg:height="7.985cm"/>
          <chart:axis chart:dimension="x" chart:name="primary-x" chart:style-name="ch4" chartooo:axis-type="text">
            <chart:categories table:cell-range-address="local-table.$A$2:.$A$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0" chart:label-cell-address="local-table.$B$1" chart:class="chart:line">
            <chart:data-point chart:repeated="9"/>
          </chart:series>
          <chart:series chart:style-name="ch7" chart:values-cell-range-address="local-table.$C$2:.$C$10" chart:label-cell-address="local-table.$C$1" chart:class="chart:line">
            <chart:data-point chart:repeated="9"/>
          </chart:series>
          <chart:series chart:style-name="ch8" chart:values-cell-range-address="local-table.$D$2:.$D$10" chart:label-cell-address="local-table.$D$1" chart:class="chart:line">
            <chart:data-point chart:repeated="9"/>
          </chart:series>
          <chart:series chart:style-name="ch9" chart:values-cell-range-address="local-table.$E$2:.$E$10" chart:label-cell-address="local-table.$E$1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  <table:table-cell office:value-type="string">
                <text:p>D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63e370c8117aeb2a1863c4b9262f512ea5a8c11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